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9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6.339cm"/>
    </style:style>
    <style:style style:name="co6" style:family="table-column">
      <style:table-column-properties fo:break-before="auto" style:column-width="6.376cm"/>
    </style:style>
    <style:style style:name="co7" style:family="table-column">
      <style:table-column-properties fo:break-before="auto" style:column-width="9.731cm"/>
    </style:style>
    <style:style style:name="co8" style:family="table-column">
      <style:table-column-properties fo:break-before="auto" style:column-width="7.814cm"/>
    </style:style>
    <style:style style:name="co9" style:family="table-column">
      <style:table-column-properties fo:break-before="auto" style:column-width="4.916cm"/>
    </style:style>
    <style:style style:name="co10" style:family="table-column">
      <style:table-column-properties fo:break-before="auto" style:column-width="3.759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3.87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2.985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3" table:style-name="ce9"/>
          <table:covered-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2"/>
          <table:covered-table-cell table:style-name="ce10" office:value-type="string" calcext:value-type="string">
            <text:p><text:s/>- </text:p>
          </table:covered-table-cell>
          <table:covered-table-cell table:number-columns-repeated="2" table:style-name="ce10"/>
          <table:covered-table-cell table:style-name="ce18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 table:number-columns-repeated="2"/>
          <table:table-cell table:style-name="ce11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 calcext:value-type="string">
            <text:p><text:a xlink:href="relatorio://subdivision.name" xlink:type="simple">subdivision.name</text:a></text:p>
          </table:table-cell>
          <table:table-cell table:style-name="ce7" table:number-columns-repeated="5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1.469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9.327cm" svg:y="1.46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7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8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 table:style-name="ce16" table:number-columns-repeated="2"/>
          <table:table-cell table:style-name="ce24" table:number-columns-repeated="6"/>
          <table:table-cell table:style-name="ce28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29"/>
          <table:table-cell table:style-name="ce17" table:number-columns-repeated="2"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5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 if invoice.type == 'out_invoice' else invoice.untaxed_amount * -1" xlink:type="simple">invoice.untaxed_amount if invoice.type == 'out_invoice' else invoice.untaxed_amount * -1</text:a></text:p>
          </table:table-cell>
          <table:table-cell table:style-name="ce22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22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22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 if invoice.type == 'out_invoice' else invoice.total_amount * -1" xlink:type="simple">invoice.total_amount if invoice.type == 'out_invoice' else invoice.total_amount * -1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if" xlink:type="simple">/if</text:a>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5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3">
          <table:table-cell/>
          <table:table-cell table:style-name="ce4" office:value-type="string" calcext:value-type="string">
            <text:p>Sin jurisdicción</text:p>
          </table:table-cell>
          <table:table-cell table:style-name="ce7" table:number-columns-repeated="5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8.22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/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9.327cm" svg:y="8.217cm" draw:caption-point-x="-0.61cm" draw:caption-point-y="1.115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7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8"/>
          <table:table-cell table:style-name="ce17"/>
          <table:table-cell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29"/>
          <table:table-cell table:style-name="ce17"/>
          <table:table-cell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20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 if invoice.type == 'out_invoice' else invoice.untaxed_amount * -1" xlink:type="simple">invoice.untaxed_amount if invoice.type == 'out_invoice' else invoice.untaxed_amount * -1</text:a></text:p>
          </table:table-cell>
          <table:table-cell table:style-name="ce22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22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22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 if invoice.type == 'out_invoice' else invoice.total_amount * -1" xlink:type="simple">invoice.total_amount if invoice.type == 'out_invoice' else invoice.total_amount * -1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4:42:20.2318482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19T14:46:48.623862753</dc:date>
    <dc:creator>Luciano Rossi</dc:creator>
    <meta:editing-duration>PT5H12M9S</meta:editing-duration>
    <meta:editing-cycles>60</meta:editing-cycles>
    <meta:document-statistic meta:table-count="1" meta:cell-count="80" meta:object-count="0"/>
  </office:meta>
</office:document-meta>
</file>